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legreya Sans Light" svg:font-family="'Alegreya Sans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0mm" table:align="margins" style:may-break-between-rows="true" table:border-model="collapsing"/>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background-color="transparent" fo:padding="0.97mm" fo:border-left="0.5pt solid #2a6099" fo:border-right="none" fo:border-top="0.5pt solid #2a6099" fo:border-bottom="0.5pt solid #2a6099" style:writing-mode="page">
        <style:background-image/>
      </style:table-cell-properties>
    </style:style>
    <style:style style:name="Table1.B1" style:family="table-cell">
      <style:table-cell-properties fo:background-color="transparent" fo:padding="0.97mm" fo:border="0.5pt solid #2a6099" style:writing-mode="page">
        <style:background-image/>
      </style:table-cell-properties>
    </style:style>
    <style:style style:name="Table1.A2" style:family="table-cell">
      <style:table-cell-properties fo:background-color="transparent" fo:padding="0.97mm" fo:border-left="0.5pt solid #2a6099" fo:border-right="none" fo:border-top="none" fo:border-bottom="0.5pt solid #2a6099" style:writing-mode="page">
        <style:background-image/>
      </style:table-cell-properties>
    </style:style>
    <style:style style:name="Table1.B2" style:family="table-cell">
      <style:table-cell-properties fo:background-color="transparent" fo:padding="0.97mm" fo:border-left="0.5pt solid #2a6099" fo:border-right="0.5pt solid #2a6099" fo:border-top="none" fo:border-bottom="0.5pt solid #2a6099" style:writing-mode="page">
        <style:background-image/>
      </style:table-cell-properties>
    </style:style>
    <style:style style:name="Table1.15" style:family="table-row">
      <style:table-row-properties fo:keep-together="auto"/>
    </style:style>
    <style:style style:name="Table2" style:family="table">
      <style:table-properties style:width="170mm" table:align="margins" style:may-break-between-rows="true" table:border-model="separating"/>
    </style:style>
    <style:style style:name="Table2.A" style:family="table-column">
      <style:table-column-properties style:column-width="33.99mm" style:rel-column-width="13102*"/>
    </style:style>
    <style:style style:name="Table2.B" style:family="table-column">
      <style:table-column-properties style:column-width="2.19mm" style:rel-column-width="843*"/>
    </style:style>
    <style:style style:name="Table2.C" style:family="table-column">
      <style:table-column-properties style:column-width="33.16mm" style:rel-column-width="12783*"/>
    </style:style>
    <style:style style:name="Table2.E" style:family="table-column">
      <style:table-column-properties style:column-width="1.69mm" style:rel-column-width="652*"/>
    </style:style>
    <style:style style:name="Table2.F" style:family="table-column">
      <style:table-column-properties style:column-width="32.95mm" style:rel-column-width="12701*"/>
    </style:style>
    <style:style style:name="Table2.G" style:family="table-column">
      <style:table-column-properties style:column-width="32.86mm" style:rel-column-width="12671*"/>
    </style:style>
    <style:style style:name="Table2.1" style:family="table-row">
      <style:table-row-properties fo:keep-together="auto"/>
    </style:style>
    <style:style style:name="Table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97mm" fo:border-left="0.5pt solid #000000" fo:border-right="none" fo:border-top="none" fo:border-bottom="none" style:writing-mode="page">
        <style:background-image/>
      </style:table-cell-properties>
    </style:style>
    <style:style style:name="Table2.F1" style:family="table-cell">
      <style:table-cell-properties fo:background-color="transparent" fo:padding="0.97mm" fo:border="0.5pt solid #000000" style:writing-mode="page">
        <style:background-image/>
      </style:table-cell-properties>
    </style:style>
    <style:style style:name="Table2.2" style:family="table-row">
      <style:table-row-properties style:min-row-height="0.02mm" fo:keep-together="auto"/>
    </style:style>
    <style:style style:name="Table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mm" fo:margin-bottom="3mm" style:contextual-spacing="false"/>
      <style:text-properties fo:color="#2a6099" loext:opacity="100%" style:font-name="Liberation Sans" fo:font-size="18pt" fo:font-weight="bold" style:font-size-asian="18pt" style:font-weight-asian="bold" style:font-size-complex="18pt" style:font-weight-complex="bold"/>
    </style:style>
    <style:style style:name="P2" style:family="paragraph" style:parent-style-name="Table_20_Contents">
      <style:paragraph-properties fo:margin-top="0mm" fo:margin-bottom="3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rsid="00164def" officeooo:paragraph-rsid="00164def" style:font-size-asian="8pt" style:font-style-asian="normal" style:font-weight-asian="bold" style:font-size-complex="8pt" style:font-style-complex="normal" style:font-weight-complex="bold" style:text-overline-style="none" style:text-overline-color="font-color"/>
    </style:style>
    <style:style style:name="P3" style:family="paragraph" style:parent-style-name="Table_20_Contents">
      <style:paragraph-properties fo:margin-top="0mm" fo:margin-bottom="3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rsid="00164def" officeooo:paragraph-rsid="001b78bf" style:font-size-asian="8pt" style:font-style-asian="normal" style:font-weight-asian="bold" style:font-size-complex="8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paragraph-rsid="00115397"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paragraph-rsid="000c8f0b"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paragraph-rsid="0021cb07"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0b08f4" officeooo:paragraph-rsid="000b08f4"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0b08f4" officeooo:paragraph-rsid="00292270"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paragraph-rsid="00198f99"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paragraph-rsid="00300d4e"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officeooo:paragraph-rsid="00292270"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officeooo:paragraph-rsid="001b78bf"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officeooo:paragraph-rsid="002cfbfd"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officeooo:paragraph-rsid="00300d4e"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0c8f0b" style:font-size-asian="8pt" style:font-style-asian="normal" style:font-weight-asian="bold" style:font-size-complex="8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300d4e" style:font-size-asian="8pt" style:font-style-asian="normal" style:font-weight-asian="bold" style:font-size-complex="8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2e467c" style:font-size-asian="8pt" style:font-style-asian="normal" style:font-weight-asian="bold" style:font-size-complex="8pt" style:font-style-complex="normal" style:font-weight-complex="bold" style:text-overline-style="none" style:text-overline-color="font-color"/>
    </style:style>
    <style:style style:name="P22" style:family="paragraph" style:parent-style-name="Preformatted_20_Text">
      <style:paragraph-properties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15397" officeooo:paragraph-rsid="00248965"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Preformatted_20_Text">
      <style:paragraph-properties fo:margin-top="0mm" fo:margin-bottom="10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1b78bf" style:font-size-asian="8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margin-top="0mm" fo:margin-bottom="10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margin-top="0mm" fo:margin-bottom="10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1b78bf" style:font-size-asian="8pt" style:font-style-asian="normal" style:font-weight-asian="bold" style:font-size-complex="8pt" style:font-style-complex="normal" style:font-weight-complex="bold" style:text-overline-style="none" style:text-overline-color="font-color"/>
    </style:style>
    <style:style style:name="P26" style:family="paragraph" style:parent-style-name="Table_20_Contents">
      <style:paragraph-properties fo:margin-top="0mm" fo:margin-bottom="10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2cfbfd" style:font-size-asian="8pt" style:font-style-asian="normal" style:font-weight-asian="bold" style:font-size-complex="8pt" style:font-style-complex="normal" style:font-weight-complex="bold" style:text-overline-style="none" style:text-overline-color="font-color"/>
    </style:style>
    <style:style style:name="P27" style:family="paragraph" style:parent-style-name="Table_20_Contents">
      <style:paragraph-properties fo:margin-top="0mm" fo:margin-bottom="10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paragraph-rsid="002d0641" style:font-size-asian="8pt" style:font-style-asian="normal" style:font-weight-asian="bold" style:font-size-complex="8pt" style:font-style-complex="normal" style:font-weight-complex="bold" style:text-overline-style="none" style:text-overline-color="font-color"/>
    </style:style>
    <style:style style:name="P28" style:family="paragraph" style:parent-style-name="Table_20_Contents">
      <style:paragraph-properties fo:margin-top="0mm" fo:margin-bottom="10m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cfbf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margin-top="0mm" fo:margin-bottom="0mm" style:contextual-spacing="false" fo:text-align="start" style:justify-single-word="false"/>
      <style:text-properties fo:color="#000000" loext:opacity="100%" style:text-outline="false" style:text-line-through-style="none" style:text-line-through-type="none" style:font-name="Alegreya Sans Light" fo:font-size="10pt" fo:font-style="normal" fo:text-shadow="none" style:text-underline-style="none" fo:font-weight="normal" officeooo:rsid="00164def" officeooo:paragraph-rsid="001bb40d"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mm" fo:margin-bottom="3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rsid="00164def" officeooo:paragraph-rsid="002cfbfd" style:font-size-asian="8pt" style:font-style-asian="normal" style:font-weight-asian="bold" style:font-size-complex="8pt" style:font-style-complex="normal" style:font-weight-complex="bold" style:text-overline-style="none" style:text-overline-color="font-color"/>
    </style:style>
    <style:style style:name="P31" style:family="paragraph" style:parent-style-name="Table_20_Contents">
      <style:paragraph-properties fo:margin-top="0mm" fo:margin-bottom="3mm" style:contextual-spacing="false" fo:text-align="start" style:justify-single-word="false"/>
      <style:text-properties fo:color="#2a6099" loext:opacity="100%" style:text-outline="false" style:text-line-through-style="none" style:text-line-through-type="none" style:font-name="Liberation Sans" fo:font-size="8pt" fo:font-style="normal" fo:text-shadow="none" style:text-underline-style="none" fo:font-weight="bold" officeooo:rsid="00164def" officeooo:paragraph-rsid="002d0641" style:font-size-asian="8pt" style:font-style-asian="normal" style:font-weight-asian="bold" style:font-size-complex="8pt" style:font-style-complex="normal" style:font-weight-complex="bold" style:text-overline-style="none" style:text-overline-color="font-color"/>
    </style:style>
    <style:style style:name="P32" style:family="paragraph">
      <loext:graphic-properties draw:fill="none" draw:fill-color="#ffffff"/>
      <style:paragraph-properties style:writing-mode="lr-tb"/>
    </style:style>
    <style:style style:name="T1" style:family="text">
      <style:text-properties officeooo:rsid="0010b1f7"/>
    </style:style>
    <style:style style:name="T2" style:family="text">
      <style:text-properties officeooo:rsid="00115397"/>
    </style:style>
    <style:style style:name="T3" style:family="text">
      <style:text-properties officeooo:rsid="0012ba25"/>
    </style:style>
    <style:style style:name="T4" style:family="text">
      <style:text-properties officeooo:rsid="00198f99" style:font-name-asian="OpenSymbol" style:font-name-complex="OpenSymbol"/>
    </style:style>
    <style:style style:name="T5" style:family="text">
      <style:text-properties officeooo:rsid="0021cb07"/>
    </style:style>
    <style:style style:name="T6" style:family="text">
      <style:text-properties officeooo:rsid="002893d1"/>
    </style:style>
    <style:style style:name="T7" style:family="text">
      <style:text-properties officeooo:rsid="00292270"/>
    </style:style>
    <style:style style:name="T8" style:family="text">
      <style:text-properties officeooo:rsid="002e467c"/>
    </style:style>
    <style:style style:name="T9" style:family="text">
      <style:text-properties officeooo:rsid="00300d4e"/>
    </style:style>
    <style:style style:name="T10" style:family="text">
      <style:text-properties style:font-name="Liberation Sans" fo:font-size="8pt" style:font-size-asian="8pt" style:font-size-complex="8pt"/>
    </style:style>
    <style:style style:name="gr1" style:family="graphic">
      <style:graphic-properties draw:stroke="none" svg:stroke-color="#000000" draw:fill="none" draw:fill-color="#ffffff" fo:min-height="11.3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1" draw:text-style-name="P32" svg:width="83.12mm" svg:height="11.4mm" svg:x="89.66mm" svg:y="0.81mm"><draw:text-box><text:p><text:span text:style-name="T10">Request for waiver as defined in ECSS‐M‐ST‐40C Rev. 1 from </text:span><text:span text:style-name="T10">6 March 2009. See table J‐1 on page 75 for a description of </text:span><text:span text:style-name="T10">fields.</text:span></text:p><text:p/></draw:text-box></draw:frame>Request for Waiver</text:p>
      <table:table table:name="Table1" table:style-name="Table1" table:template-name="Default Style">
        <table:table-column table:style-name="Table1.A"/>
        <table:table-column table:style-name="Table1.B"/>
        <table:table-row table:style-name="TableLine94362272231696">
          <table:table-cell table:style-name="Table1.A1" office:value-type="string">
            <text:p text:style-name="P18">Organization:</text:p>
            <text:p text:style-name="P4">embedded brains GmbH</text:p>
          </table:table-cell>
          <table:table-cell table:style-name="Table1.B1" office:value-type="string">
            <text:p text:style-name="P18">Number:</text:p>
            <text:p text:style-name="P4">RfW-QDP-<text:span text:style-name="T2">0</text:span><text:span text:style-name="T5">2</text:span></text:p>
          </table:table-cell>
        </table:table-row>
        <table:table-row table:style-name="TableLine94362273675968">
          <table:table-cell table:style-name="Table1.A2" office:value-type="string">
            <text:p text:style-name="P18">Project:</text:p>
            <text:p text:style-name="P4">Qualification of RTEMS Symmetric Multiprocessing (SMP)</text:p>
          </table:table-cell>
          <table:table-cell table:style-name="Table1.B2" office:value-type="string">
            <text:p text:style-name="P18">Issue:</text:p>
            <text:p text:style-name="P4">1</text:p>
          </table:table-cell>
        </table:table-row>
        <table:table-row table:style-name="TableLine94362273677072">
          <table:table-cell table:style-name="Table1.A2" office:value-type="string">
            <text:p text:style-name="P18">Business agreement:</text:p>
            <text:p text:style-name="P4">4000125572/18/NL/GLC/as</text:p>
          </table:table-cell>
          <table:table-cell table:style-name="Table1.B2" office:value-type="string">
            <text:p text:style-name="P18">Date:</text:p>
            <text:p text:style-name="P8">2021-Nov-17</text:p>
          </table:table-cell>
        </table:table-row>
        <table:table-row table:style-name="TableLine94362273677616">
          <table:table-cell table:style-name="Table1.A2" office:value-type="string">
            <text:p text:style-name="P18">Order:</text:p>
            <text:p text:style-name="P4"><text:s/></text:p>
          </table:table-cell>
          <table:table-cell table:style-name="Table1.B2" office:value-type="string">
            <text:p text:style-name="P18">Item designation:</text:p>
            <text:p text:style-name="P4">Source code of pre-qualified RTEMS</text:p>
          </table:table-cell>
        </table:table-row>
        <table:table-row table:style-name="TableLine94362273678272">
          <table:table-cell table:style-name="Table1.A2" office:value-type="string">
            <text:p text:style-name="P18">Originator site:</text:p>
            <text:p text:style-name="P6">embedded brains GmbH, Dornierstr. 4,</text:p>
            <text:p text:style-name="P6">82178 Puchheim, Germany</text:p>
          </table:table-cell>
          <table:table-cell table:style-name="Table1.B2" office:value-type="string">
            <text:p text:style-name="P18">Affected item(s):</text:p>
            <text:p text:style-name="P4">Pre-qualified RTEMS SMP operating system software</text:p>
          </table:table-cell>
        </table:table-row>
        <table:table-row table:style-name="TableLine94362273678928">
          <table:table-cell table:style-name="Table1.A2" office:value-type="string">
            <text:p text:style-name="P18">Classification:</text:p>
            <text:p text:style-name="P4">Minor</text:p>
          </table:table-cell>
          <table:table-cell table:style-name="Table1.B2" office:value-type="string">
            <text:p text:style-name="P19">Effectivity:</text:p>
            <text:p text:style-name="P6">Affected versions: All</text:p>
          </table:table-cell>
        </table:table-row>
        <table:table-row table:style-name="TableLine94362273679536">
          <table:table-cell table:style-name="Table1.B2" table:number-columns-spanned="2" office:value-type="string">
            <text:p text:style-name="P18">Affected document:</text:p>
            <text:p text:style-name="P7">ECSS‐Q‐HB‐80‐04A, 30 March 2011, annex A.3.3.11 till A.3.3.13</text:p>
            <text:p text:style-name="P7">Software Product Assurance Plan, Release 7, Chapter 7</text:p>
          </table:table-cell>
          <table:covered-table-cell/>
        </table:table-row>
        <table:table-row table:style-name="TableLine94362273680688">
          <table:table-cell table:style-name="Table1.B2" table:number-columns-spanned="2" office:value-type="string">
            <text:p text:style-name="P18">Short description:</text:p>
            <text:p text:style-name="P4">Source code does not comply with cyclomatic number, nesting or lines of code</text:p>
          </table:table-cell>
          <table:covered-table-cell/>
        </table:table-row>
        <table:table-row table:style-name="TableLine94362273681232">
          <table:table-cell table:style-name="Table1.B2" table:number-columns-spanned="2" office:value-type="string">
            <text:p text:style-name="P18">Detailed description:</text:p>
            <text:p text:style-name="P4">From 383 files, 13 have too many lines of code. From 2090 functions, 16 do not meet the required cyclomatic number of this metric.</text:p>
          </table:table-cell>
          <table:covered-table-cell/>
        </table:table-row>
        <table:table-row table:style-name="TableLine94362273681856">
          <table:table-cell table:style-name="Table1.B2" table:number-columns-spanned="2" office:value-type="string">
            <text:p text:style-name="P18">Reason for request:</text:p>
            <text:p text:style-name="P4">The code is not newly written. The time tested software stems from the public RTEMS OSS project. The 16 functions have been visually inspected. Those originating from RTEMS are all false positives. Those originating from external libraries/FreeBSD (strchr.c, qsort.c, iovprintf.c, kern_tc.c) should not be changed to warrant compatibility with the original for updates and bug fixes.</text:p>
          </table:table-cell>
          <table:covered-table-cell/>
        </table:table-row>
        <table:table-row table:style-name="TableLine94362273682560">
          <table:table-cell table:style-name="Table1.B2" table:number-columns-spanned="2" office:value-type="string">
            <text:p text:style-name="P18">NCR:</text:p>
            <text:p text:style-name="P5">ESTEC GitLab Issue #641 &lt;https://gitrepos.estec.esa.int/external/rtems-smp-qualification/-/issues/641&gt;</text:p>
          </table:table-cell>
          <table:covered-table-cell/>
        </table:table-row>
        <table:table-row table:style-name="TableLine94362273683536">
          <table:table-cell table:style-name="Table1.B2" table:number-columns-spanned="2" office:value-type="string">
            <text:p text:style-name="P18">NRB:</text:p>
            <text:p text:style-name="P22">240900028-20211015-01.MOM <text:span text:style-name="T6">(“</text:span>QR<text:span text:style-name="T6">#</text:span>2 Minutes of <text:span text:style-name="T3">Meeting”</text:span><text:span text:style-name="T6">)</text:span></text:p>
          </table:table-cell>
          <table:covered-table-cell/>
        </table:table-row>
        <table:table-row table:style-name="TableLine94362273684240">
          <table:table-cell table:style-name="Table1.B2" table:number-columns-spanned="2" office:value-type="string">
            <text:p text:style-name="P18">Adverse effects:</text:p>
            <text:p text:style-name="P4">No adverse effects. The code from external libraries/FreeBSD is not expected to be maintained by RTEMS and through its heavy use in other projects well tested.</text:p>
          </table:table-cell>
          <table:covered-table-cell/>
        </table:table-row>
        <table:table-row table:style-name="TableLine94362273684944">
          <table:table-cell table:style-name="Table1.B2" table:number-columns-spanned="2" office:value-type="string">
            <text:p text:style-name="P18">Limitation of use:</text:p>
            <text:p text:style-name="P4">There is no limitation of use.</text:p>
          </table:table-cell>
          <table:covered-table-cell/>
        </table:table-row>
        <table:table-row table:style-name="Table1.15">
          <table:table-cell table:style-name="Table1.B2" table:number-columns-spanned="2" office:value-type="string">
            <text:p text:style-name="P18">Proposed disposition:</text:p>
            <text:p text:style-name="P4">The pre-qualified RTEMS source code should be used as provided <text:span text:style-name="T1">(u</text:span>se-as-is<text:span text:style-name="T1">).</text:span></text:p>
          </table:table-cell>
          <table:covered-table-cell/>
        </table:table-row>
      </table:table>
      <text:p text:style-name="Standard"/>
      <table:table table:name="Table2" table:style-name="Table2" table:template-name="Default Style">
        <table:table-column table:style-name="Table2.A"/>
        <table:table-column table:style-name="Table2.B"/>
        <table:table-column table:style-name="Table2.C" table:number-columns-repeated="2"/>
        <table:table-column table:style-name="Table2.E"/>
        <table:table-column table:style-name="Table2.F"/>
        <table:table-column table:style-name="Table2.G"/>
        <table:table-row table:style-name="Table2.1">
          <table:table-cell table:style-name="Table2.A1" office:value-type="string">
            <text:p text:style-name="P20">embedded brains:</text:p>
          </table:table-cell>
          <table:table-cell table:style-name="Table2.B1" office:value-type="string">
            <text:p text:style-name="P17"/>
          </table:table-cell>
          <table:table-cell table:style-name="Table2.A1" table:number-columns-spanned="2" office:value-type="string">
            <text:p text:style-name="P18"><text:span text:style-name="T8">EDISOFT </text:span>Approval:</text:p>
            <text:p text:style-name="P10"><text:span text:style-name="T4"></text:span> approved <text:s text:c="18"/><text:span text:style-name="T4"></text:span> rejected</text:p>
          </table:table-cell>
          <table:covered-table-cell/>
          <table:table-cell table:style-name="Table2.B1" office:value-type="string">
            <text:p text:style-name="P17"/>
          </table:table-cell>
          <table:table-cell table:style-name="Table2.F1" table:number-columns-spanned="2" office:value-type="string">
            <text:p text:style-name="P21"><text:span text:style-name="T8">ESA </text:span>Approval:</text:p>
            <text:p text:style-name="P11"><text:span text:style-name="T4"></text:span> approved <text:s text:c="18"/><text:span text:style-name="T4"></text:span> rejected</text:p>
          </table:table-cell>
          <table:covered-table-cell/>
        </table:table-row>
        <table:table-row table:style-name="Table2.2">
          <table:table-cell table:style-name="Table2.A2" office:value-type="string">
            <text:p text:style-name="P24">Submitter:<text:line-break/></text:p>
            <text:p text:style-name="P12">Frank Kühndel</text:p>
            <text:p text:style-name="P2">Date:</text:p>
            <text:p text:style-name="P9">2021-<text:span text:style-name="T9">Dec</text:span>-<text:span text:style-name="T9">01</text:span></text:p>
          </table:table-cell>
          <table:table-cell table:style-name="Table2.B1" office:value-type="string">
            <text:p text:style-name="P17"/>
          </table:table-cell>
          <table:table-cell table:style-name="Table2.A2" office:value-type="string">
            <text:p text:style-name="P25">Project Manager:<text:line-break/></text:p>
            <text:p text:style-name="P13">Nuno R<text:span text:style-name="T7">amos</text:span></text:p>
            <text:p text:style-name="P3">Date:</text:p>
            <text:p text:style-name="P14"><text:s/></text:p>
          </table:table-cell>
          <table:table-cell table:style-name="Table2.A2" office:value-type="string">
            <text:p text:style-name="P26">Product Assurance and Safety Manager:</text:p>
            <text:p text:style-name="P15">Rute Mateus</text:p>
            <text:p text:style-name="P30">Date:</text:p>
            <text:p text:style-name="P14"><text:s/></text:p>
          </table:table-cell>
          <table:table-cell table:style-name="Table2.B1" office:value-type="string">
            <text:p text:style-name="P28"/>
          </table:table-cell>
          <table:table-cell table:style-name="Table2.A2" office:value-type="string">
            <text:p text:style-name="P23">Technical Officer:<text:line-break/></text:p>
            <text:p text:style-name="P16">Javier F. Salgado</text:p>
            <text:p text:style-name="P3">Date:</text:p>
            <text:p text:style-name="P14"><text:s/></text:p>
          </table:table-cell>
          <table:table-cell table:style-name="Table2.G2" office:value-type="string">
            <text:p text:style-name="P27">Product Assurance and Safety Manager:</text:p>
            <text:p text:style-name="P16">Cora Janse</text:p>
            <text:p text:style-name="P31">Date:</text:p>
            <text:p text:style-name="P29"><text:s/></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legreya Sans Light" svg:font-family="'Alegreya Sans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99m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7T11:22:24.045761643</meta:creation-date>
    <dc:date>2021-12-01T12:17:20.026515673</dc:date>
    <meta:editing-duration>PT1H52M46S</meta:editing-duration>
    <meta:editing-cycles>18</meta:editing-cycles>
    <meta:generator>LibreOffice/7.1.4.2$Linux_X86_64 LibreOffice_project/10$Build-2</meta:generator>
    <meta:document-statistic meta:table-count="2" meta:image-count="0" meta:object-count="0" meta:page-count="1" meta:paragraph-count="70" meta:word-count="281" meta:character-count="2055" meta:non-whitespace-character-count="1795"/>
  </office:meta>
</office:document-meta>
</file>